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86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solid" draw:fill-color="#ffffff" draw:textarea-horizontal-align="center" draw:textarea-vertical-align="middle" draw:ole-draw-aspect="1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DB_counts" table:style-name="ta1">
        <table:shapes>
          <draw:frame draw:z-index="0" draw:style-name="gr1" draw:text-style-name="P1" svg:width="307.93pt" svg:height="201pt" svg:x="493.54pt" svg:y="109.96pt">
            <draw:object draw:notify-on-update-of-ranges="PDB_counts.A2:PDB_counts.A6 PDB_counts.B2:PDB_counts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7pt" svg:height="79.77pt" svg:x="573.99pt" svg:y="12.81pt">
            <draw:object draw:notify-on-update-of-ranges="PDB_counts.A9:PDB_counts.A11 PDB_counts.B8:PDB_counts.B8 PDB_counts.B9:PDB_counts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3.03pt" svg:height="88.1pt" svg:x="723.29pt" svg:y="8.65pt">
            <draw:object draw:notify-on-update-of-ranges="PDB_counts.A16:PDB_counts.A21 PDB_counts.B16:PDB_counts.B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9pt" svg:height="97.91pt" svg:x="406.69pt" svg:y="3.74pt">
            <draw:object draw:notify-on-update-of-ranges="PDB_counts.A26:PDB_counts.A30 PDB_counts.B26:PDB_counts.B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GPCR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on channel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nases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Nuclear receptor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ransporter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PCRS</text:p>
          </table:table-cell>
          <table:table-cell/>
        </table:table-row>
        <table:table-row table:style-name="ro1">
          <table:table-cell office:value-type="string" calcext:value-type="string">
            <text:p>Class 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lass 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ass 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inases</text:p>
          </table:table-cell>
          <table:table-cell/>
        </table:table-row>
        <table:table-row table:style-name="ro1">
          <table:table-cell office:value-type="string" calcext:value-type="string">
            <text:p>kinase_protein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kinase_non_protei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GC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AMK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MG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KL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on channels</text:p>
          </table:table-cell>
          <table:table-cell/>
        </table:table-row>
        <table:table-row table:style-name="ro1">
          <table:table-cell office:value-type="string" calcext:value-type="string">
            <text:p>LI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P-C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otassium channe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lutamate gate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dium channel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6:20:15.997644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16:22:42.246479312</dc:date>
    <meta:editing-duration>PT33M34S</meta:editing-duration>
    <meta:editing-cycles>5</meta:editing-cycles>
    <meta:generator>LibreOffice/6.1.2.1$Linux_X86_64 LibreOffice_project/10$Build-1</meta:generator>
    <meta:document-statistic meta:table-count="1" meta:cell-count="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pie-offset="16"/>
      <style:graphic-properties draw:fill-color="#004586"/>
    </style:style>
    <style:style style:name="ch9" style:family="chart">
      <style:chart-properties chart:solid-type="cuboid" chart:pie-offset="13"/>
      <style:graphic-properties draw:fill-color="#ff420e"/>
    </style:style>
    <style:style style:name="ch10" style:family="chart">
      <style:chart-properties chart:solid-type="cuboid" chart:pie-offset="8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86114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864cm" svg:height="7.092cm" xlink:href=".." xlink:type="simple" chart:class="chart:circle" chart:style-name="ch1">
        <chart:legend chart:legend-position="end" svg:x="7.41cm" svg:y="2.251cm" style:legend-expansion="high" chart:style-name="ch2"/>
        <chart:plot-area chart:style-name="ch3" table:cell-range-address="PDB_counts.A2:PDB_counts.B6" chart:data-source-has-labels="column" svg:x="0.217cm" svg:y="0.141cm" svg:width="6.976cm" svg:height="6.81cm">
          <chartooo:coordinate-region svg:x="0.3cm" svg:y="0.141cm" svg:width="6.81cm" svg:height="6.81cm"/>
          <chart:axis chart:dimension="x" chart:name="primary-x" chart:style-name="ch4" chartooo:axis-type="auto">
            <chartooo:date-scale/>
            <chart:categories table:cell-range-address="PDB_counts.A2:PDB_counts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DB_counts.B2:PDB_counts.B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PCRS</text:p>
                <draw:g>
                  <svg:desc>PDB_counts.A2:PDB_counts.A6</svg:desc>
                </draw:g>
              </table:table-cell>
              <table:table-cell office:value-type="float" office:value="77">
                <text:p>77</text:p>
                <draw:g>
                  <svg:desc>PDB_counts.B2:PDB_counts.B6</svg:desc>
                </draw:g>
              </table:table-cell>
            </table:table-row>
            <table:table-row>
              <table:table-cell office:value-type="string">
                <text:p>Ion channels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Kinases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Nuclear receptors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Transporters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5983b0"/>
    </style:style>
    <style:style style:name="ch10" style:family="chart">
      <style:chart-properties chart:solid-type="cuboid"/>
      <style:graphic-properties draw:fill-color="#3465a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187cm" svg:height="2.815cm" xlink:href=".." xlink:type="simple" chart:class="chart:circle" chart:style-name="ch1">
        <chart:legend chart:legend-position="end" svg:x="3.215cm" svg:y="0.61cm" style:legend-expansion="high" chart:style-name="ch2"/>
        <chart:plot-area chart:style-name="ch3" table:cell-range-address="PDB_counts.A8:PDB_counts.B11" chart:data-source-has-labels="both" svg:x="0.103cm" svg:y="0.056cm" svg:width="3.009cm" svg:height="2.703cm">
          <chartooo:coordinate-region svg:x="0.256cm" svg:y="0.057cm" svg:width="2.702cm" svg:height="2.702cm"/>
          <chart:axis chart:dimension="x" chart:name="primary-x" chart:style-name="ch4" chartooo:axis-type="auto">
            <chartooo:date-scale/>
            <chart:categories table:cell-range-address="PDB_counts.A9:PDB_count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DB_counts.B9:PDB_counts.B11" chart:label-cell-address="PDB_counts.B8:PDB_counts.B8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DB_counts.B8:PDB_counts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ass A</text:p>
                <draw:g>
                  <svg:desc>PDB_counts.A9:PDB_counts.A11</svg:desc>
                </draw:g>
              </table:table-cell>
              <table:table-cell office:value-type="float" office:value="57">
                <text:p>57</text:p>
                <draw:g>
                  <svg:desc>PDB_counts.B9:PDB_counts.B11</svg:desc>
                </draw:g>
              </table:table-cell>
            </table:table-row>
            <table:table-row>
              <table:table-cell office:value-type="string">
                <text:p>Class B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lass C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4320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443205"/>
    </style:style>
    <style:style style:name="ch9" style:family="chart">
      <style:chart-properties chart:solid-type="cuboid"/>
      <style:graphic-properties draw:fill-color="#706e0c"/>
    </style:style>
    <style:style style:name="ch10" style:family="chart">
      <style:chart-properties chart:solid-type="cuboid"/>
      <style:graphic-properties draw:fill-color="#acb20c"/>
    </style:style>
    <style:style style:name="ch11" style:family="chart">
      <style:chart-properties chart:solid-type="cuboid"/>
      <style:graphic-properties draw:fill-color="#e6e905"/>
    </style:style>
    <style:style style:name="ch12" style:family="chart">
      <style:chart-properties chart:solid-type="cuboid"/>
      <style:graphic-properties draw:fill-color="#ffff38"/>
    </style:style>
    <style:style style:name="ch13" style:family="chart">
      <style:chart-properties chart:solid-type="cuboid"/>
      <style:graphic-properties draw:fill-color="#ffff6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.105cm" svg:height="3.109cm" xlink:href=".." xlink:type="simple" chart:class="chart:circle" chart:style-name="ch1">
        <chart:legend chart:legend-position="end" svg:x="2.768cm" svg:y="0.757cm" style:legend-expansion="high" chart:style-name="ch2"/>
        <chart:plot-area chart:style-name="ch3" table:cell-range-address="PDB_counts.A16:PDB_counts.B21" chart:data-source-has-labels="column" svg:x="0.122cm" svg:y="0.062cm" svg:width="2.524cm" svg:height="2.985cm">
          <chartooo:coordinate-region svg:x="0.122cm" svg:y="0.293cm" svg:width="2.524cm" svg:height="2.524cm"/>
          <chart:axis chart:dimension="x" chart:name="primary-x" chart:style-name="ch4" chartooo:axis-type="auto">
            <chartooo:date-scale/>
            <chart:categories table:cell-range-address="PDB_counts.A16:PDB_counts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DB_counts.B16:PDB_counts.B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GC</text:p>
                <draw:g>
                  <svg:desc>PDB_counts.A16:PDB_counts.A21</svg:desc>
                </draw:g>
              </table:table-cell>
              <table:table-cell office:value-type="float" office:value="42">
                <text:p>42</text:p>
                <draw:g>
                  <svg:desc>PDB_counts.B16:PDB_counts.B21</svg:desc>
                </draw:g>
              </table:table-cell>
            </table:table-row>
            <table:table-row>
              <table:table-cell office:value-type="string">
                <text:p>CAMK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CMGC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T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K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TKL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7b3d00"/>
    </style:style>
    <style:style style:name="ch9" style:family="chart">
      <style:chart-properties chart:solid-type="cuboid"/>
      <style:graphic-properties draw:fill-color="#be480a"/>
    </style:style>
    <style:style style:name="ch10" style:family="chart">
      <style:chart-properties chart:solid-type="cuboid"/>
      <style:graphic-properties draw:fill-color="#b85c00"/>
    </style:style>
    <style:style style:name="ch11" style:family="chart">
      <style:chart-properties chart:solid-type="cuboid"/>
      <style:graphic-properties draw:fill-color="#ea7500"/>
    </style:style>
    <style:style style:name="ch12" style:family="chart">
      <style:chart-properties chart:solid-type="cuboid"/>
      <style:graphic-properties draw:fill-color="#ff972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963cm" svg:height="3.455cm" xlink:href=".." xlink:type="simple" chart:class="chart:circle" chart:style-name="ch1">
        <chart:legend svg:x="3.364cm" svg:y="0.352cm" style:legend-expansion="custom" chartooo:width="2.337cm" chartooo:height="2.926cm" style:legend-expansion-aspect-ratio="0.798701298701299" chart:style-name="ch2"/>
        <chart:plot-area chart:style-name="ch3" table:cell-range-address="PDB_counts.A26:PDB_counts.B30" chart:data-source-has-labels="column" svg:x="0.244cm" svg:y="0.288cm" svg:width="2.802cm" svg:height="2.803cm">
          <chartooo:coordinate-region svg:x="0.039cm" svg:y="0.289cm" svg:width="3.213cm" svg:height="2.802cm"/>
          <chart:axis chart:dimension="x" chart:name="primary-x" chart:style-name="ch4" chartooo:axis-type="auto">
            <chartooo:date-scale/>
            <chart:categories table:cell-range-address="PDB_counts.A26:PDB_counts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DB_counts.B26:PDB_counts.B3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IC</text:p>
                <draw:g>
                  <svg:desc>PDB_counts.A26:PDB_counts.A30</svg:desc>
                </draw:g>
              </table:table-cell>
              <table:table-cell office:value-type="float" office:value="14">
                <text:p>14</text:p>
                <draw:g>
                  <svg:desc>PDB_counts.B26:PDB_counts.B30</svg:desc>
                </draw:g>
              </table:table-cell>
            </table:table-row>
            <table:table-row>
              <table:table-cell office:value-type="string">
                <text:p>TRP-CC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otassium channel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lutamate gate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odium channel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